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Manuel  Rodriguez Saez, Juan Leal Zubiete, Jorge Sanchez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PRUEBA-MRS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000.0">
            <text:p>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SUNTO ACTUACIÓN 1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000.0">
            <text:p>1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000.0">
            <text:p>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2000.0">
            <text:p>2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">
            <text:p>0.0</text:p>
          </table:table-cell>
          <table:table-cell table:style-name="ce140" office:value-type="currency" calcext:value-type="currency" office:value="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1.0">
            <text:p>1.0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1000.0">
            <text:p>1000.0</text:p>
          </table:table-cell>
          <table:covered-table-cell table:number-columns-repeated="3" table:style-name="ce118"/>
          <table:table-cell table:style-name="ce126" office:value-type="float" calcext:value-type="float" office:value="100.0">
            <text:p>10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000.0">
            <text:p>1000.0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DESCRIPCIÓN DE IP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